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Source Code Pro Black" svg:font-family="'Source Code Pro Black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2.572cm"/>
    </style:style>
    <style:style style:name="pr4" style:family="presentation" style:parent-style-name="Standard-subtitle">
      <style:graphic-properties draw:fill-color="#ffffff" fo:min-height="12.179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name="Hack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style:font-name="Hack"/>
    </style:style>
    <style:style style:name="T2" style:family="text">
      <style:text-properties style:font-name="Arial1"/>
    </style:style>
    <style:style style:name="T3" style:family="text">
      <style:text-properties fo:color="#000000" style:font-name="Hack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ugsburg.pm</presentation:footer-decl>
      <draw:page draw:name="page1" draw:style-name="dp1" draw:master-page-name="Standard" presentation:presentation-page-layout-name="AL1T1" presentation:use-footer-name="ftr1"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it <text:span text:style-name="T1">start {…}</text:span><text:span text:style-name="T2"> wird ein neuer Thread gestartet</text:span></text:p>
              </text:list-item>
              <text:list-item>
                <text:p><text:span text:style-name="T2">Das Ergebnis ist ein </text:span><text:span text:style-name="T1">Promise</text:span><text:span text:style-name="T2">, auf dessen Beenden mit </text:span><text:span text:style-name="T1">await</text:span><text:span text:style-name="T2"> gewartet werden kann</text:span></text:p>
                <text:p><text:span text:style-name="T1">my $promise = start {for (0 .. 100) {.say}};</text:span></text:p>
                <text:p><text:span text:style-name="T1">await $promise;</text:span></text:p>
              </text:list-item>
              <text:list-item>
                <text:p><text:span text:style-name="T2">Auf threads wird nicht automatisch gewartet</text:span></text:p>
              </text:list-item>
              <text:list-item>
                <text:p><text:span text:style-name="T2">Siehe thread.pl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 presentation:use-footer-name="ftr1">
        <draw:frame presentation:style-name="pr1" draw:layer="layout" svg:width="25.199cm" svg:height="3.506cm" svg:x="1.4cm" svg:y="0.837cm" presentation:class="title">
          <draw:text-box>
            <text:p>Concurrency communic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hannels</text:p>
              </text:list-item>
              <text:list-item>
                <text:p>Siehe channel.p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0" presentation:use-footer-name="ftr1">
        <draw:frame presentation:style-name="pr1" draw:layer="layout" svg:width="25.199cm" svg:height="3.506cm" svg:x="1.4cm" svg:y="0.837cm" presentation:class="title">
          <draw:text-box>
            <text:p>Mehr Perl6</text:p>
          </draw:text-box>
        </draw:frame>
        <draw:frame presentation:style-name="pr4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 presentation:use-footer-name="ftr1">
        <draw:frame presentation:style-name="pr5" draw:layer="layout" svg:width="25.199cm" svg:height="3.506cm" svg:x="1.4cm" svg:y="0.837cm" presentation:class="title">
          <draw:text-box>
            <text:p>"casting"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p text:style-name="P4">sub a_Int (Int $i) {</text:p>
            <text:p text:style-name="P4"><text:s text:c="4"/>say "Int: $i ", $i.WHAT;</text:p>
            <text:p text:style-name="P4">}</text:p>
            <text:p text:style-name="P4">my $int = 4;</text:p>
            <text:p text:style-name="P4">my $rat = 4.5;</text:p>
            <text:p text:style-name="P4">a_Int($int);</text:p>
            <text:p text:style-name="P4"><text:s/>--&gt; Int: 4 (Int)</text:p>
            <text:p text:style-name="P4"/>
            <text:p text:style-name="P4">a_Int($rat);</text:p>
            <text:p text:style-name="P4"><text:s/>--&gt; Type check failed in binding $i; expected Int but got Rat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">a_Int($rat.Int);</text:span></text:p>
              </text:list-item>
              <text:list-item>
                <text:p text:style-name="P5">Siehe casting.pl</text:p>
              </text:list-item>
              <text:list-item>
                <text:p text:style-name="P5">Toll? naja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dispatch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Funktion mit gleichem Namen,<text:line-break/>aber anderer Signatur</text:p>
                <text:p xml:id="id1" text:id="id1"><text:span text:style-name="T1">multi f (Int $i) { say "i: $i" }</text:span></text:p>
                <text:p xml:id="id2" text:id="id2"><text:span text:style-name="T1">multi f (Rat $r) { say "f for rat"; f($r.Int) }</text:span></text:p>
              </text:list-item>
              <text:list-item>
                <text:p>Siehe multi.pl</text:p>
                <text:p xml:id="id3" text:id="id3"><text:span text:style-name="T1">f(4);</text:span></text:p>
                <text:p xml:id="id4" text:id="id4"><text:span text:style-name="T1">f(4.5);</text:span>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 presentation:use-footer-name="ftr1">
        <draw:frame presentation:style-name="pr1" draw:layer="layout" svg:width="25.199cm" svg:height="3.506cm" svg:x="1.4cm" svg:y="0.837cm" presentation:class="title">
          <draw:text-box>
            <text:p>Benchmark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roßartige Idee: 100 mal Fibbonacci(20)</text:p>
              </text:list-item>
              <text:list-item>
                <text:p>Siehe: fibbench5.pl vs fibbench6.pl</text:p>
              </text:list-item>
              <text:list-item>
                <text:p>Perl 5 <text:s text:c="2"/>==&gt; ~ 150/s</text:p>
              </text:list-item>
              <text:list-item>
                <text:p>Perl 6 <text:s text:c="2"/>==&gt; ~ 16/s</text:p>
              </text:list-item>
              <text:list-item>
                <text:p>Perl 6 mit Inline::Perl5 ==&gt; ~ 144/s</text:p>
              </text:list-item>
              <text:list-item>
                <text:p>??? ==&gt; ~593/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 presentation:use-footer-name="ftr1">
        <draw:frame presentation:style-name="pr1" draw:layer="layout" svg:width="25.199cm" svg:height="3.506cm" svg:x="1.4cm" svg:y="0.837cm" presentation:class="title" presentation:user-transformed="true">
          <draw:text-box>
            <text:p>Fibonacci in Perl 6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iehe fibbench6.pl</text:p>
                <text:p><text:span text:style-name="T3">sub fibonacci2 (Int:D $index) {</text:span></text:p>
                <text:p><text:span text:style-name="T3"><text:s text:c="4"/></text:span><text:span text:style-name="T3">return (0, 1, *+* ... *)[$index];</text:span></text:p>
                <text:p><text:span text:style-name="T3">}</text:span></text:p>
              </text:list-item>
              <text:list-item>
                <text:p>Was tut das?</text:p>
                <text:list>
                  <text:list-item>
                    <text:p>Sequence</text:p>
                  </text:list-item>
                  <text:list-item>
                    <text:p>Whate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 presentation:use-footer-name="ftr1">
        <draw:frame presentation:style-name="pr1" draw:layer="layout" svg:width="25.199cm" svg:height="3.506cm" svg:x="1.4cm" svg:y="0.837cm" presentation:class="title" presentation:user-transformed="true">
          <draw:text-box>
            <text:p>Sequenze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equenz-Operator ...</text:p>
                <text:list>
                  <text:list-item>
                    <text:p>links: initiale Elemente</text:p>
                  </text:list-item>
                  <text:list-item>
                    <text:p>rechts: Ende-Element</text:p>
                  </text:list-item>
                </text:list>
              </text:list-item>
              <text:list-item>
                <text:p>Sequenz-Operator ...^ enthält das Ende-Element nicht</text:p>
                <text:p><text:span text:style-name="T1">(0 ... 3) (0, 1, 2, 3)</text:span></text:p>
                <text:p><text:span text:style-name="T1">(0 ...^ 3) (0, 1, 2)</text:span></text:p>
                <text:p><text:span text:style-name="T1">(0,1 ... 3) (0, 1, 2, 3)</text:span></text:p>
                <text:p><text:span text:style-name="T1">(0,2 ... 6) (0, 2, 4, 6))</text:span></text:p>
                <text:list>
                  <text:list-item>
                    <text:p>leitet den Generator aus den initialen Elementen a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 presentation:use-footer-name="ftr1">
        <draw:frame presentation:style-name="pr1" draw:layer="layout" svg:width="25.199cm" svg:height="3.506cm" svg:x="1.4cm" svg:y="0.837cm" presentation:class="title">
          <draw:text-box>
            <text:p>Sequenze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er Generator kann auch selbst programmiert werden</text:p>
                <text:p><text:span text:style-name="T1">(0, -&gt; $el {$el + 2 } ... 8)</text:span></text:p>
                <text:p><text:span text:style-name="T1">(0 2 4 6 8)</text:span></text:p>
              </text:list-item>
              <text:list-item>
                <text:p>Liste startet mit <text:span text:style-name="T1">0</text:span></text:p>
              </text:list-item>
              <text:list-item>
                <text:p>das jeweils nächste Element wird mit dem Block <text:span text:style-name="T1">{$el +2}</text:span> berechnet</text:p>
              </text:list-item>
              <text:list-item>
                <text:p>der Block erhält durch <text:span text:style-name="T1">-&gt; $el</text:span> das vorige Element als Parameter</text:p>
              </text:list-item>
              <text:list-item>
                <text:p>das selbe, nur mit zwei Parametern</text:p>
                <text:p><text:span text:style-name="T1">(0,1, -&gt; $el1, $el2 {$el1 + $el2 } ... 8)</text:span></text:p>
              </text:list-item>
              <text:list-item>
                <text:p>es müssen mindestens 2 initiale Elemente angegeben werd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 presentation:use-footer-name="ftr1">
        <draw:frame presentation:style-name="pr1" draw:layer="layout" svg:width="25.199cm" svg:height="3.506cm" svg:x="1.4cm" svg:y="0.837cm" presentation:class="title" presentation:user-transformed="true">
          <draw:text-box>
            <text:p>Whateve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*</text:span></text:p>
              </text:list-item>
              <text:list-item>
                <text:p>allgemeiner Platzhalter</text:p>
              </text:list-item>
              <text:list-item>
                <text:p>Auch möglich:</text:p>
                <text:p><text:span text:style-name="T1">(0, *+2 ... 6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Source Code Pro Black" svg:font-family="'Source Code Pro Black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1T12:24:00.105656495</meta:creation-date>
    <dc:date>2016-04-02T22:48:14.431479906</dc:date>
    <meta:editing-duration>PT29M47S</meta:editing-duration>
    <meta:editing-cycles>5</meta:editing-cycles>
    <meta:generator>LibreOffice/5.1.1.3$Linux_X86_64 LibreOffice_project/10m0$Build-3</meta:generator>
    <meta:document-statistic meta:object-count="65"/>
  </office:meta>
</office:document-meta>
</file>